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 Mono derivative Powerline" svg:font-family="'Ubuntu Mono derivative Powerline'" style:font-pitch="fixed"/>
    <style:font-face style:name="Liberation Mono" svg:font-family="'Liberation Mono'" style:font-family-generic="modern" style:font-pitch="fixed"/>
    <style:font-face style:name="Liberation Sans1" svg:font-family="'Liberation Sans'" style:font-pitch="variable"/>
    <style:font-face style:name="Linux Biolinum G" svg:font-family="'Linux Biolinum G'" style:font-pitch="variable"/>
    <style:font-face style:name="Linux Libertine" svg:font-family="'Linux Libertine'" style:font-pitch="variable"/>
    <style:font-face style:name="Ubuntu Mono derivative Powerline1" svg:font-family="'Ubuntu Mono derivative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51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_20_1-title">
      <style:graphic-properties draw:textarea-vertical-align="bottom" draw:auto-grow-height="true" fo:min-height="7.872cm"/>
      <style:paragraph-properties style:writing-mode="lr-tb"/>
    </style:style>
    <style:style style:name="pr2" style:family="presentation" style:parent-style-name="Default_20_1-subtitle">
      <style:graphic-properties draw:fill-color="#ffffff" draw:auto-grow-height="true" fo:min-height="3.819cm"/>
      <style:paragraph-properties style:writing-mode="lr-tb"/>
    </style:style>
    <style:style style:name="pr3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5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outline1" style:list-style-name="L2">
      <style:graphic-properties fo:min-height="8.884cm"/>
      <style:paragraph-properties style:writing-mode="lr-tb"/>
    </style:style>
    <style:style style:name="pr9" style:family="presentation" style:parent-style-name="Default-outline1">
      <style:graphic-properties fo:min-height="4.106cm"/>
      <style:paragraph-properties style:writing-mode="lr-tb"/>
    </style:style>
    <style:style style:name="pr10" style:family="presentation" style:parent-style-name="Default-outline1" style:list-style-name="L2">
      <style:graphic-properties fo:min-height="4.10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</style:style>
    <style:style style:name="P9" style:family="paragraph">
      <style:paragraph-properties fo:margin-left="0cm" fo:margin-right="0cm" fo:margin-top="0cm" fo:margin-bottom="0cm" fo:line-height="100%" fo:text-indent="0cm" style:writing-mode="lr-tb"/>
    </style:style>
    <style:style style:name="P10" style:family="paragraph">
      <style:text-properties style:font-name="Ubuntu Mono derivative Powerline"/>
    </style:style>
    <style:style style:name="P11" style:family="paragraph">
      <style:text-properties style:font-name="Ubuntu Mono derivative Powerline" fo:font-size="16pt" style:font-size-asian="16pt" style:font-size-complex="16pt"/>
    </style:style>
    <style:style style:name="P12" style:family="paragraph">
      <loext:graphic-properties draw:fill-color="#ffffff"/>
    </style:style>
    <style:style style:name="P13" style:family="paragraph">
      <style:paragraph-properties fo:margin-top="0.5cm" fo:margin-bottom="0cm"/>
      <style:text-properties style:font-name="Ubuntu Mono derivative Powerline" fo:font-size="12.3000001907349pt" style:font-size-asian="15pt" style:font-size-complex="15pt"/>
    </style:style>
    <style:style style:name="P14" style:family="paragraph">
      <style:text-properties style:font-name="Ubuntu Mono derivative Powerline" fo:font-size="12.3000001907349pt"/>
    </style:style>
    <style:style style:name="P15" style:family="paragraph">
      <style:text-properties style:font-name="Ubuntu Mono derivative Powerline" fo:font-size="12.3000001907349pt" style:font-size-asian="32pt" style:font-size-complex="32pt"/>
    </style:style>
    <style:style style:name="P16" style:family="paragraph">
      <style:text-properties style:font-name="Ubuntu Mono derivative Powerline" fo:font-size="12.3000001907349pt" style:font-size-asian="15pt" style:font-size-complex="15pt"/>
    </style:style>
    <style:style style:name="P17" style:family="paragraph">
      <style:paragraph-properties fo:margin-top="0.5cm" fo:margin-bottom="0cm"/>
      <style:text-properties style:font-name="Ubuntu Mono derivative Powerline" fo:font-size="12.300000190734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008000" loext:opacity="100%" style:font-name="Ubuntu Mono derivative Powerline" fo:font-size="22pt" style:font-size-asian="22pt" style:font-size-complex="22pt"/>
    </style:style>
    <style:style style:name="T8" style:family="text">
      <style:text-properties fo:color="#000000" loext:opacity="100%" style:font-name="Ubuntu Mono derivative Powerline" fo:font-size="22pt" style:font-size-asian="22pt" style:font-size-complex="22pt"/>
    </style:style>
    <style:style style:name="T9" style:family="text">
      <style:text-properties fo:color="#b00040" loext:opacity="100%" style:font-name="Ubuntu Mono derivative Powerline" fo:font-size="22pt" style:font-size-asian="22pt" style:font-size-complex="22pt"/>
    </style:style>
    <style:style style:name="T10" style:family="text">
      <style:text-properties fo:color="#aa22ff" loext:opacity="100%" style:font-name="Ubuntu Mono derivative Powerline" fo:font-size="22pt" style:font-size-asian="22pt" style:font-size-complex="22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008000" loext:opacity="100%" fo:font-size="16pt" style:font-size-asian="16pt" style:font-size-complex="16pt"/>
    </style:style>
    <style:style style:name="T14" style:family="text">
      <style:text-properties fo:color="#000000" loext:opacity="100%" fo:font-size="16pt" style:font-size-asian="16pt" style:font-size-complex="16pt"/>
    </style:style>
    <style:style style:name="T15" style:family="text">
      <style:text-properties fo:color="#b00040" loext:opacity="100%" fo:font-size="16pt" style:font-size-asian="16pt" style:font-size-complex="16pt"/>
    </style:style>
    <style:style style:name="T16" style:family="text">
      <style:text-properties fo:color="#aa22ff" loext:opacity="100%" fo:font-size="16pt" style:font-size-asian="16pt" style:font-size-complex="16pt"/>
    </style:style>
    <style:style style:name="T17" style:family="text">
      <style:text-properties fo:color="#0000ff" loext:opacity="100%"/>
    </style:style>
    <style:style style:name="T18" style:family="text">
      <style:text-properties fo:color="#000000" loext:opacity="100%"/>
    </style:style>
    <style:style style:name="T19" style:family="text">
      <style:text-properties fo:color="#aa22ff" loext:opacity="100%"/>
    </style:style>
    <style:style style:name="T20" style:family="text">
      <style:text-properties fo:color="#b00040" loext:opacity="100%"/>
    </style:style>
    <style:style style:name="T21" style:family="text">
      <style:text-properties fo:color="#666666" loext:opacity="100%"/>
    </style:style>
    <style:style style:name="T22" style:family="text">
      <style:text-properties fo:color="#008000" loext:opacity="100%"/>
    </style:style>
    <style:style style:name="T23" style:family="text">
      <style:text-properties fo:color="#008000" loext:opacity="100%" style:font-size-asian="15pt" style:font-size-complex="15pt"/>
    </style:style>
    <style:style style:name="T24" style:family="text">
      <style:text-properties fo:color="#000000" loext:opacity="100%" style:font-size-asian="15pt" style:font-size-complex="15pt"/>
    </style:style>
    <style:style style:name="T25" style:family="text">
      <style:text-properties fo:color="#b00040" loext:opacity="100%" style:font-size-asian="15pt" style:font-size-complex="15pt"/>
    </style:style>
    <style:style style:name="T26" style:family="text">
      <style:text-properties fo:color="#408080" loext:opacity="100%" style:font-size-asian="15pt" style:font-size-complex="15pt"/>
    </style:style>
    <style:style style:name="T27" style:family="text">
      <style:text-properties fo:color="#aa22ff" loext:opacity="100%" style:font-size-asian="15pt" style:font-size-complex="15pt"/>
    </style:style>
    <style:style style:name="T28" style:family="text">
      <style:text-properties fo:color="#0000ff" loext:opacity="100%" style:font-size-asian="15pt" style:font-size-complex="15pt"/>
    </style:style>
    <style:style style:name="T29" style:family="text">
      <style:text-properties fo:color="#008000" loext:opacity="100%" style:font-size-asian="32pt" style:font-size-complex="32pt"/>
    </style:style>
    <style:style style:name="T30" style:family="text">
      <style:text-properties fo:color="#000000" loext:opacity="100%" style:font-size-asian="32pt" style:font-size-complex="32pt"/>
    </style:style>
    <style:style style:name="T31" style:family="text">
      <style:text-properties fo:color="#b00040" loext:opacity="100%" style:font-size-asian="32pt" style:font-size-complex="32pt"/>
    </style:style>
    <style:style style:name="T32" style:family="text">
      <style:text-properties fo:color="#408080" loext:opacity="100%" style:font-size-asian="32pt" style:font-size-complex="32pt"/>
    </style:style>
    <style:style style:name="T33" style:family="text">
      <style:text-properties fo:color="#666666" loext:opacity="100%" style:font-size-asian="32pt" style:font-size-complex="32pt"/>
    </style:style>
    <style:style style:name="T34" style:family="text">
      <style:text-properties fo:color="#aa22ff" loext:opacity="100%" style:font-size-asian="32pt" style:font-size-complex="32pt"/>
    </style:style>
    <style:style style:name="T35" style:family="text">
      <style:text-properties fo:color="#0000ff" loext:opacity="100%" style:font-size-asian="32pt" style:font-size-complex="32pt"/>
    </style:style>
    <style:style style:name="T36" style:family="text">
      <style:text-properties fo:color="#666666" loext:opacity="100%" style:font-size-asian="15pt" style:font-size-complex="15pt"/>
    </style:style>
    <style:style style:name="T37" style:family="text">
      <style:text-properties fo:color="#40808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IMPLI - Andrea Esposito - CC BY-ND 4.0</presentation:footer-decl>
      <draw:page draw:name="page1" draw:style-name="dp1" draw:master-page-name="Default_20_1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7.872cm" svg:x="1.4cm" svg:y="0.628cm" presentation:class="title">
          <draw:text-box>
            <text:p><text:span text:style-name="T1">SIMPLI</text:span><text:line-break/><text:span text:style-name="T2">The Simple IMP Language Interpreter</text:span></text:p>
          </draw:text-box>
        </draw:frame>
        <draw:frame draw:style-name="gr1" draw:text-style-name="P3" draw:layer="layout" svg:width="25cm" svg:height="1.101cm" svg:x="1.4cm" svg:y="14.253cm">
          <draw:text-box>
            <text:p text:style-name="P2"><text:span text:style-name="T3">Released under CC BY-ND 4.0. Source code available under the GNU GPL v3.</text:span></text:p>
          </draw:text-box>
        </draw:frame>
        <draw:frame presentation:style-name="pr2" draw:text-style-name="P5" draw:layer="layout" svg:width="25.199cm" svg:height="3.819cm" svg:x="1.4cm" svg:y="9cm" presentation:class="subtitle">
          <draw:text-box>
            <text:p text:style-name="P4"><text:span text:style-name="T4"><text:author-name text:fixed="false">Andrea Esposito</text:author-name></text:span></text:p>
            <text:p text:style-name="P4"><text:span text:style-name="T5">University of Bari “A. Moro”</text:span></text:p>
            <text:p text:style-name="P4"><text:span text:style-name="T6">Formal Methods in Computer Science</text:span></text:p>
            <text:p text:style-name="P4"><text:span text:style-name="T6">Academic Year 2020/2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5.6cm" svg:height="2.5cm" svg:x="1.4cm" svg:y="0.5cm" presentation:class="title">
          <draw:text-box>
            <text:p text:style-name="P7">Strategy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Eager evaluation using Monadic Parsing</text:p>
                <text:list>
                  <text:list-item>
                    <text:p text:style-name="P9"><text:span text:style-name="T7">newtype</text:span><text:span text:style-name="T8"> </text:span><text:span text:style-name="T9">Parser</text:span><text:span text:style-name="T8"> a </text:span><text:span text:style-name="T10">=</text:span><text:span text:style-name="T8"> </text:span><text:span text:style-name="T9">P</text:span><text:span text:style-name="T8">(</text:span><text:span text:style-name="T9">Env</text:span><text:span text:style-name="T8"> </text:span><text:span text:style-name="T10">-&gt;</text:span><text:span text:style-name="T8"> </text:span><text:span text:style-name="T9">String</text:span><text:span text:style-name="T8"> </text:span><text:span text:style-name="T10">-&gt;</text:span><text:span text:style-name="T8"> </text:span><text:span text:style-name="T9">Maybe</text:span><text:span text:style-name="T8"> (</text:span><text:span text:style-name="T9">Env</text:span><text:span text:style-name="T8">, a, </text:span><text:span text:style-name="T9">String</text:span><text:span text:style-name="T8">))</text:span></text:p>
                  </text:list-item>
                </text:list>
              </text:list-item>
              <text:list-item>
                <text:p>Environment management</text:p>
                <text:list>
                  <text:list-item>
                    <text:p>The environment is the set of variables used in the computation</text:p>
                  </text:list-item>
                  <text:list-item>
                    <text:p>All computations start in a “sandbox”, i.e. an <text:span text:style-name="T11">empty</text:span><text:span text:style-name="T12"> </text:span><text:span text:style-name="T12">environ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" presentation:use-footer-name="ftr1">
        <office:forms form:automatic-focus="false" form:apply-design-mode="false"/>
        <draw:frame presentation:style-name="pr4" draw:layer="layout" svg:width="25.6cm" svg:height="2.5cm" svg:x="1.4cm" svg:y="0.5cm" presentation:class="title">
          <draw:text-box>
            <text:p>The Environment</text:p>
          </draw:text-box>
        </draw:frame>
        <draw:frame presentation:style-name="pr5" draw:text-style-name="P11" draw:layer="layout" svg:width="9.6cm" svg:height="9.134cm" svg:x="1.4cm" svg:y="3.685cm" presentation:class="outline" presentation:user-transformed="true">
          <draw:text-box>
            <text:p text:style-name="P10"><text:span text:style-name="T13">data</text:span><text:span text:style-name="T14"> </text:span><text:span text:style-name="T15">Variable</text:span><text:span text:style-name="T14"> </text:span><text:span text:style-name="T16">=</text:span><text:span text:style-name="T14"> </text:span><text:span text:style-name="T14"><text:line-break/></text:span><text:span text:style-name="T14"> <text:s/></text:span><text:span text:style-name="T15">Variable</text:span><text:span text:style-name="T14"> { name <text:s/></text:span><text:span text:style-name="T16">::</text:span><text:span text:style-name="T14"> </text:span><text:span text:style-name="T15">String</text:span><text:span text:style-name="T15"><text:line-break/></text:span><text:span text:style-name="T14"> <text:s text:c="10"/>, vtype </text:span><text:span text:style-name="T16">::</text:span><text:span text:style-name="T14"> </text:span><text:span text:style-name="T15">String</text:span><text:span text:style-name="T15"><text:line-break/></text:span><text:span text:style-name="T15"> <text:s text:c="10"/></text:span><text:span text:style-name="T14">, value </text:span><text:span text:style-name="T16">::</text:span><text:span text:style-name="T14"> </text:span><text:span text:style-name="T15">Int</text:span><text:span text:style-name="T15"><text:line-break/></text:span><text:span text:style-name="T15"> <text:s text:c="10"/></text:span><text:span text:style-name="T14">} </text:span><text:span text:style-name="T13">deriving</text:span><text:span text:style-name="T14"> </text:span><text:span text:style-name="T15">Eq</text:span></text:p>
            <text:p text:style-name="P10"><text:span text:style-name="T15"/></text:p>
            <text:p text:style-name="P10"><text:span text:style-name="T13">type</text:span><text:span text:style-name="T14"> </text:span><text:span text:style-name="T15">Env</text:span><text:span text:style-name="T14"> </text:span><text:span text:style-name="T16">=</text:span><text:span text:style-name="T14"> [</text:span><text:span text:style-name="T15">Variable</text:span><text:span text:style-name="T14">]</text:span></text:p>
          </draw:text-box>
        </draw:frame>
        <draw:frame presentation:style-name="pr5" draw:text-style-name="P10" draw:layer="layout" svg:width="14.61cm" svg:height="9.134cm" svg:x="12cm" svg:y="3.685cm" presentation:class="outline" presentation:user-transformed="true">
          <draw:text-box>
            <text:p text:style-name="P10"><text:span text:style-name="T17">modifyEnv</text:span><text:span text:style-name="T18"> </text:span><text:span text:style-name="T19">::</text:span><text:span text:style-name="T18"> </text:span><text:span text:style-name="T20">Env</text:span><text:span text:style-name="T18"> </text:span><text:span text:style-name="T19">-&gt;</text:span><text:span text:style-name="T18"> </text:span><text:span text:style-name="T20">Variable</text:span><text:span text:style-name="T18"> </text:span><text:span text:style-name="T19">-&gt;</text:span><text:span text:style-name="T18"> </text:span><text:span text:style-name="T20">Env</text:span></text:p>
            <text:p text:style-name="P10"><text:span text:style-name="T17">modifyEnv</text:span><text:span text:style-name="T18"> </text:span><text:span text:style-name="T20">[]</text:span><text:span text:style-name="T18"> var </text:span><text:span text:style-name="T19">=</text:span><text:span text:style-name="T18"> [var]</text:span></text:p>
            <text:p text:style-name="P10"><text:span text:style-name="T17">modifyEnv</text:span><text:span text:style-name="T18"> (x</text:span><text:span text:style-name="T20">:</text:span><text:span text:style-name="T18">xs) var</text:span></text:p>
            <text:p text:style-name="P10"><text:span text:style-name="T18"><text:s text:c="2"/></text:span><text:span text:style-name="T21">|</text:span><text:span text:style-name="T18"> (name x) </text:span><text:span text:style-name="T21">==</text:span><text:span text:style-name="T18"> (name var) </text:span><text:span text:style-name="T19">=</text:span><text:span text:style-name="T18"> [var] </text:span><text:span text:style-name="T21">++</text:span><text:span text:style-name="T18"> xs</text:span></text:p>
            <text:p text:style-name="P10"><text:span text:style-name="T18"><text:s text:c="2"/></text:span><text:span text:style-name="T21">|</text:span><text:span text:style-name="T18"> otherwise <text:s text:c="13"/></text:span><text:span text:style-name="T19">=</text:span><text:span text:style-name="T18"> [x] </text:span><text:span text:style-name="T21">++</text:span><text:span text:style-name="T18"> modifyEnv </text:span><text:span text:style-name="T18">xs var</text:span></text:p>
            <text:p text:style-name="P10"><text:span text:style-name="T18"/></text:p>
            <text:p text:style-name="P10"><text:span text:style-name="T17">searchVariable</text:span><text:span text:style-name="T18"> </text:span><text:span text:style-name="T19">::</text:span><text:span text:style-name="T18"> </text:span><text:span text:style-name="T20">Env</text:span><text:span text:style-name="T18"> </text:span><text:span text:style-name="T19">-&gt;</text:span><text:span text:style-name="T18"> </text:span><text:span text:style-name="T20">String</text:span><text:span text:style-name="T18"> </text:span><text:span text:style-name="T19">-&gt;</text:span><text:span text:style-name="T18"> </text:span><text:span text:style-name="T20">Maybe</text:span><text:span text:style-name="T18"> </text:span><text:span text:style-name="T20">Int</text:span></text:p>
            <text:p text:style-name="P10"><text:span text:style-name="T17">searchVariable</text:span><text:span text:style-name="T18"> </text:span><text:span text:style-name="T20">[]</text:span><text:span text:style-name="T18"> </text:span><text:span text:style-name="T22">_</text:span><text:span text:style-name="T18"> </text:span><text:span text:style-name="T19">=</text:span><text:span text:style-name="T18"> </text:span><text:span text:style-name="T20">Nothing</text:span><text:span text:style-name="T18"> </text:span></text:p>
            <text:p text:style-name="P10"><text:span text:style-name="T17">searchVariable</text:span><text:span text:style-name="T18"> (x</text:span><text:span text:style-name="T20">:</text:span><text:span text:style-name="T18">xs) query</text:span></text:p>
            <text:p text:style-name="P10"><text:span text:style-name="T18"><text:s text:c="2"/></text:span><text:span text:style-name="T21">|</text:span><text:span text:style-name="T18"> (name x) </text:span><text:span text:style-name="T21">==</text:span><text:span text:style-name="T18"> query </text:span><text:span text:style-name="T19">=</text:span><text:span text:style-name="T18"> </text:span><text:span text:style-name="T20">Just</text:span><text:span text:style-name="T18"> </text:span><text:span text:style-name="T21">$</text:span><text:span text:style-name="T18"> value x</text:span></text:p>
            <text:p text:style-name="P10"><text:span text:style-name="T18"><text:s text:c="2"/></text:span><text:span text:style-name="T21">|</text:span><text:span text:style-name="T18"> otherwise <text:s text:c="8"/></text:span><text:span text:style-name="T19">=</text:span><text:span text:style-name="T18"> searchVariable xs </text:span><text:span text:style-name="T18">quer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4T18" presentation:use-footer-name="ftr1">
        <office:forms form:automatic-focus="false" form:apply-design-mode="false"/>
        <draw:frame presentation:style-name="pr4" draw:layer="layout" svg:width="25.6cm" svg:height="2.5cm" svg:x="1.4cm" svg:y="0.5cm" presentation:class="title">
          <draw:text-box>
            <text:p>Monadic Parser</text:p>
          </draw:text-box>
        </draw:frame>
        <draw:frame presentation:style-name="pr8" draw:text-style-name="P13" draw:layer="layout" svg:width="12.297cm" svg:height="4.356cm" svg:x="1.4cm" svg:y="3.685cm" presentation:class="outline" presentation:user-transformed="true">
          <draw:text-box>
            <text:p text:style-name="P13"><text:span text:style-name="T23">instance</text:span><text:span text:style-name="T24"> </text:span><text:span text:style-name="T25">Functor</text:span><text:span text:style-name="T24"> </text:span><text:span text:style-name="T25">Parser</text:span><text:span text:style-name="T24"> </text:span><text:span text:style-name="T23">where</text:span><text:span text:style-name="T24"><text:line-break/></text:span><text:span text:style-name="T24"> <text:s/></text:span><text:span text:style-name="T26">-- fmap :: (a -&gt; b) -&gt; Parser a -&gt; Parser b</text:span><text:span text:style-name="T24"><text:line-break/></text:span><text:span text:style-name="T24"> <text:s/>fmap g p </text:span><text:span text:style-name="T27">=</text:span><text:span text:style-name="T24"> </text:span><text:span text:style-name="T25">P</text:span><text:span text:style-name="T24">(</text:span><text:span text:style-name="T28">\</text:span><text:span text:style-name="T24">env input →</text:span><text:span text:style-name="T24"><text:line-break/></text:span><text:span text:style-name="T24"> <text:s text:c="15"/></text:span><text:span text:style-name="T23">case</text:span><text:span text:style-name="T24"> parse p env input </text:span><text:span text:style-name="T23">of</text:span><text:span text:style-name="T24"><text:line-break/></text:span><text:span text:style-name="T24"> <text:s text:c="17"/></text:span><text:span text:style-name="T25">Nothing</text:span><text:span text:style-name="T24"> <text:s text:c="9"/></text:span><text:span text:style-name="T27">-&gt;</text:span><text:span text:style-name="T24"> </text:span><text:span text:style-name="T25">Nothing</text:span><text:span text:style-name="T24"><text:line-break/></text:span><text:span text:style-name="T24"> <text:s text:c="17"/></text:span><text:span text:style-name="T25">Just</text:span><text:span text:style-name="T24"> (env, v, </text:span><text:span text:style-name="T24">out) </text:span><text:span text:style-name="T27">-&gt;</text:span><text:span text:style-name="T24"> </text:span><text:span text:style-name="T24"><text:line-break/></text:span><text:span text:style-name="T24"> <text:s text:c="19"/></text:span><text:span text:style-name="T25">Just</text:span><text:span text:style-name="T24"> (env, g v, out))</text:span></text:p>
          </draw:text-box>
        </draw:frame>
        <draw:frame presentation:style-name="pr9" draw:text-style-name="P15" draw:layer="layout" svg:width="12.297cm" svg:height="4.356cm" svg:x="14.313cm" svg:y="3.685cm" presentation:class="outline" presentation:user-transformed="true">
          <draw:text-box>
            <text:p text:style-name="P14"><text:span text:style-name="T29">instance</text:span><text:span text:style-name="T30"> </text:span><text:span text:style-name="T31">Monad</text:span><text:span text:style-name="T30"> </text:span><text:span text:style-name="T31">Parser</text:span><text:span text:style-name="T30"> </text:span><text:span text:style-name="T29">where</text:span><text:span text:style-name="T29"><text:line-break/></text:span><text:span text:style-name="T29"> <text:s/></text:span><text:span text:style-name="T32">-- (&gt;&gt;=) :: Parser a -&gt; (a -&gt; Parser b) -&gt; Parser b</text:span><text:span text:style-name="T32"><text:line-break/></text:span><text:span text:style-name="T30"> <text:s/>p </text:span><text:span text:style-name="T33">&gt;&gt;=</text:span><text:span text:style-name="T30"> f </text:span><text:span text:style-name="T34">=</text:span><text:span text:style-name="T30"> </text:span><text:span text:style-name="T31">P</text:span><text:span text:style-name="T30">(</text:span><text:span text:style-name="T35">\</text:span><text:span text:style-name="T30">env input </text:span><text:span text:style-name="T34">-&gt;</text:span><text:span text:style-name="T30"> </text:span><text:span text:style-name="T29">case</text:span><text:span text:style-name="T30"> parse p env input </text:span><text:span text:style-name="T29">of</text:span><text:span text:style-name="T29"><text:line-break/></text:span><text:span text:style-name="T30"> <text:s text:c="15"/></text:span><text:span text:style-name="T31">Nothing</text:span><text:span text:style-name="T30"> <text:s text:c="11"/></text:span><text:span text:style-name="T34">-&gt;</text:span><text:span text:style-name="T30"> </text:span><text:span text:style-name="T31">Nothing</text:span><text:span text:style-name="T31"><text:line-break/></text:span><text:span text:style-name="T30"> <text:s text:c="15"/></text:span><text:span text:style-name="T31">Just</text:span><text:span text:style-name="T30"> (env, v, out) </text:span><text:span text:style-name="T34">→</text:span><text:span text:style-name="T34"><text:line-break/></text:span><text:span text:style-name="T34"> <text:s text:c="17"/></text:span><text:span text:style-name="T30">parse (f v) env out)</text:span></text:p>
          </draw:text-box>
        </draw:frame>
        <draw:frame presentation:style-name="pr9" draw:text-style-name="P16" draw:layer="layout" svg:width="12.297cm" svg:height="4.356cm" svg:x="1.4cm" svg:y="8.456cm" presentation:class="outline" presentation:user-transformed="true">
          <draw:text-box>
            <text:p text:style-name="P16"><text:span text:style-name="T23">instance</text:span><text:span text:style-name="T24"> </text:span><text:span text:style-name="T25">Applicative</text:span><text:span text:style-name="T24"> </text:span><text:span text:style-name="T25">Parser</text:span><text:span text:style-name="T24"> </text:span><text:span text:style-name="T23">where</text:span><text:span text:style-name="T23"><text:line-break/></text:span><text:span text:style-name="T24"> <text:s/></text:span><text:span text:style-name="T26">-- pure :: a -&gt; Parser a</text:span><text:span text:style-name="T26"><text:line-break/></text:span><text:span text:style-name="T24"> <text:s/>pure v </text:span><text:span text:style-name="T27">=</text:span><text:span text:style-name="T24"> </text:span><text:span text:style-name="T25">P</text:span><text:span text:style-name="T24">(</text:span><text:span text:style-name="T28">\</text:span><text:span text:style-name="T24">env input </text:span><text:span text:style-name="T27">-&gt;</text:span><text:span text:style-name="T24"> </text:span><text:span text:style-name="T25">Just</text:span><text:span text:style-name="T24"> (env, v, input))</text:span><text:span text:style-name="T24"><text:line-break/></text:span><text:span text:style-name="T24"><text:line-break/></text:span><text:span text:style-name="T24"> <text:s/></text:span><text:span text:style-name="T26">-- &lt;*&gt; :: Parser (a -&gt; b) -&gt; Parser a -&gt; Parser b</text:span><text:span text:style-name="T26"><text:line-break/></text:span><text:span text:style-name="T24"> <text:s/>pa </text:span><text:span text:style-name="T36">&lt;*&gt;</text:span><text:span text:style-name="T24"> pb </text:span><text:span text:style-name="T27">=</text:span><text:span text:style-name="T24"> </text:span><text:span text:style-name="T25">P</text:span><text:span text:style-name="T24">(</text:span><text:span text:style-name="T28">\</text:span><text:span text:style-name="T24">env input </text:span><text:span text:style-name="T27">-&gt;</text:span><text:span text:style-name="T24"> </text:span><text:span text:style-name="T23">case</text:span><text:span text:style-name="T24"> parse pa env input </text:span><text:span text:style-name="T23">of</text:span><text:span text:style-name="T23"><text:line-break/></text:span><text:span text:style-name="T24"> <text:s text:c="17"/></text:span><text:span text:style-name="T25">Nothing</text:span><text:span text:style-name="T24"> <text:s text:c="11"/></text:span><text:span text:style-name="T27">-&gt;</text:span><text:span text:style-name="T24"> </text:span><text:span text:style-name="T25">Nothing</text:span><text:span text:style-name="T25"><text:line-break/></text:span><text:span text:style-name="T24"> <text:s text:c="17"/></text:span><text:span text:style-name="T25">Just</text:span><text:span text:style-name="T24"> (env, f, out) </text:span><text:span text:style-name="T27">-&gt;</text:span><text:span text:style-name="T24"> </text:span><text:span text:style-name="T24"><text:line-break/></text:span><text:span text:style-name="T24"> <text:s text:c="19"/>parse (fmap f pb) env out)</text:span></text:p>
          </draw:text-box>
        </draw:frame>
        <draw:frame presentation:style-name="pr10" draw:text-style-name="P17" draw:layer="layout" svg:width="12.297cm" svg:height="4.356cm" svg:x="14.313cm" svg:y="8.456cm" presentation:class="outline" presentation:user-transformed="true">
          <draw:text-box>
            <text:p text:style-name="P17"><text:span text:style-name="T22">instance</text:span><text:span text:style-name="T18"> </text:span><text:span text:style-name="T20">Alternative</text:span><text:span text:style-name="T18"> </text:span><text:span text:style-name="T20">Parser</text:span><text:span text:style-name="T18"> </text:span><text:span text:style-name="T22">where</text:span><text:span text:style-name="T22"><text:line-break/></text:span><text:span text:style-name="T18"> <text:s/></text:span><text:span text:style-name="T37">-- empty :: Parser a</text:span><text:span text:style-name="T37"><text:line-break/></text:span><text:span text:style-name="T18"> <text:s/>empty </text:span><text:span text:style-name="T19">=</text:span><text:span text:style-name="T18"> </text:span><text:span text:style-name="T20">P</text:span><text:span text:style-name="T18">(</text:span><text:span text:style-name="T17">\</text:span><text:span text:style-name="T22">_</text:span><text:span text:style-name="T18"> </text:span><text:span text:style-name="T22">_</text:span><text:span text:style-name="T18"> </text:span><text:span text:style-name="T19">-&gt;</text:span><text:span text:style-name="T18"> </text:span><text:span text:style-name="T20">Nothing</text:span><text:span text:style-name="T18">)</text:span><text:span text:style-name="T18"><text:line-break/></text:span><text:span text:style-name="T18"><text:line-break/></text:span><text:span text:style-name="T18"> <text:s/></text:span><text:span text:style-name="T37">-- (&lt;|&gt;) :: Parser a -&gt; Parser a -&gt; Parser a</text:span><text:span text:style-name="T37"><text:line-break/></text:span><text:span text:style-name="T18"> <text:s/>p </text:span><text:span text:style-name="T21">&lt;|&gt;</text:span><text:span text:style-name="T18"> q </text:span><text:span text:style-name="T19">=</text:span><text:span text:style-name="T18"> </text:span><text:span text:style-name="T20">P</text:span><text:span text:style-name="T18">(</text:span><text:span text:style-name="T17">\</text:span><text:span text:style-name="T18">env input </text:span><text:span text:style-name="T19">-&gt;</text:span><text:span text:style-name="T18"> </text:span><text:span text:style-name="T22">case</text:span><text:span text:style-name="T18"> parse p env input </text:span><text:span text:style-name="T22">of</text:span><text:span text:style-name="T22"><text:line-break/></text:span><text:span text:style-name="T18"> <text:s text:c="15"/></text:span><text:span text:style-name="T20">Nothing</text:span><text:span text:style-name="T18"> <text:s text:c="11"/></text:span><text:span text:style-name="T19">-&gt;</text:span><text:span text:style-name="T18"> parse q env input</text:span><text:span text:style-name="T18"><text:line-break/></text:span><text:span text:style-name="T18"> <text:s text:c="15"/></text:span><text:span text:style-name="T20">Just</text:span><text:span text:style-name="T18"> (env, v, out) </text:span><text:span text:style-name="T19">→</text:span><text:span text:style-name="T19"><text:line-break/></text:span><text:span text:style-name="T19"> <text:s text:c="17"/></text:span><text:span text:style-name="T20">Just</text:span><text:span text:style-name="T18"> (env, v, out)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 Mono derivative Powerline" svg:font-family="'Ubuntu Mono derivative Powerline'" style:font-pitch="fixed"/>
    <style:font-face style:name="Liberation Mono" svg:font-family="'Liberation Mono'" style:font-family-generic="modern" style:font-pitch="fixed"/>
    <style:font-face style:name="Liberation Sans1" svg:font-family="'Liberation Sans'" style:font-pitch="variable"/>
    <style:font-face style:name="Linux Biolinum G" svg:font-family="'Linux Biolinum G'" style:font-pitch="variable"/>
    <style:font-face style:name="Linux Libertine" svg:font-family="'Linux Libertine'" style:font-pitch="variable"/>
    <style:font-face style:name="Ubuntu Mono derivative Powerline1" svg:font-family="'Ubuntu Mono derivative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0f2027" draw:end-color="#2c5364" draw:start-intensity="100%" draw:end-intensity="100%" draw:angle="45deg" draw:border="0%"/>
    <draw:gradient draw:name="Gradient_20_18" draw:display-name="Gradient 18" draw:style="linear" draw:start-color="#0f2027" draw:end-color="#2c5364" draw:start-intensity="100%" draw:end-intensity="100%" draw:angle="4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gradient" draw:fill-gradient-name="Gradient_20_1" draw:gradient-step-count="0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bottom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1" draw:gradient-step-count="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gradient" draw:fill-gradient-name="Gradient_20_18" draw:opacity="100%" draw:textarea-vertical-align="middle" fo:min-height="0cm" fo:min-width="0cm"/>
    </style:style>
    <style:style style:name="Mgr4" style:family="graphic" style:parent-style-name="standard">
      <style:graphic-properties draw:stroke="none" draw:fill="gradient" draw:fill-gradient-name="Gradient_20_18" draw:textarea-vertical-align="middle" fo:min-height="0cm" fo:min-width="0cm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middle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textarea-vertical-align="middle" draw:auto-grow-height="false" fo:min-height="1.086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18" draw:opacity="100%"/>
      <style:paragraph-properties fo:text-align="end"/>
    </style:style>
    <style:style style:name="MP6" style:family="paragraph">
      <loext:graphic-properties draw:fill="gradient" draw:fill-gradient-name="Gradient_20_18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0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4" style:family="paragraph">
      <style:paragraph-properties style:writing-mode="lr-tb"/>
      <style:text-properties fo:font-size="8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font-size="8pt" style:font-size-asian="14pt" style:font-size-complex="14pt"/>
    </style:style>
    <style:style style:name="MP16" style:family="paragraph">
      <style:paragraph-properties fo:text-align="center" style:writing-mode="lr-tb"/>
      <style:text-properties fo:font-size="8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8pt" style:font-size-asian="14pt" style:font-size-complex="14pt"/>
    </style:style>
    <style:style style:name="MP18" style:family="paragraph">
      <style:paragraph-properties fo:text-align="end" style:writing-mode="lr-tb"/>
      <style:text-properties fo:font-size="8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font-size="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8pt" style:font-size-asian="8pt" style:font-size-complex="8pt"/>
    </style:style>
    <style:style style:name="MT3" style:family="text">
      <style:text-properties fo:font-size="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5" draw:layer="backgroundobjects" svg:width="28cm" svg:height="1.125cm" svg:x="0cm" svg:y="14.2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frame presentation:style-name="Mpr1" draw:text-style-name="MP7" draw:layer="backgroundobjects" svg:width="25.6cm" svg:height="2.5cm" svg:x="1.4cm" svg:y="0.5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9" draw:layer="backgroundobjects" svg:width="17.5cm" svg:height="1.085cm" svg:x="5.5cm" svg:y="14.25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4.523cm" svg:height="1.085cm" svg:x="0.477cm" svg:y="14.25cm" presentation:class="date-time">
        <draw:text-box>
          <text:p text:style-name="MP10"><text:span text:style-name="MT2"><presentation:date-time/></text:span></text:p>
        </draw:text-box>
      </draw:frame>
      <draw:frame presentation:style-name="Mpr2" draw:text-style-name="MP13" draw:layer="backgroundobjects" svg:width="4cm" svg:height="1.085cm" svg:x="23.5cm" svg:y="14.25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7.872cm" svg:x="1.4cm" svg:y="0.628cm" presentation:class="title" presentation:placeholder="true">
        <draw:text-box/>
      </draw:frame>
      <draw:frame presentation:style-name="Default_20_1-outline1" draw:layer="backgroundobjects" svg:width="25.199cm" svg:height="3.819cm" svg:x="1.4cm" svg:y="9cm" presentation:class="outline" presentation:placeholder="true">
        <draw:text-box/>
      </draw:frame>
      <draw:frame presentation:style-name="Mpr5" draw:text-style-name="MP15" draw:layer="backgroundobjects" svg:width="6.523cm" svg:height="1.085cm" svg:x="1.4cm" svg:y="14.29cm" presentation:class="date-time">
        <draw:text-box>
          <text:p text:style-name="MP14"><text:span text:style-name="MT3"><presentation:date-time/></text:span></text:p>
        </draw:text-box>
      </draw:frame>
      <draw:frame presentation:style-name="Mpr5" draw:text-style-name="MP17" draw:layer="backgroundobjects" svg:width="8.875cm" svg:height="1.085cm" svg:x="9.576cm" svg:y="14.29cm" presentation:class="footer">
        <draw:text-box>
          <text:p text:style-name="MP16"><text:span text:style-name="MT3"><presentation:footer/></text:span></text:p>
        </draw:text-box>
      </draw:frame>
      <draw:frame presentation:style-name="Mpr5" draw:text-style-name="MP19" draw:layer="backgroundobjects" svg:width="6.523cm" svg:height="1.085cm" svg:x="20.076cm" svg:y="14.29cm" presentation:class="page-number">
        <draw:text-box>
          <text:p text:style-name="MP18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ndrea Esposito</meta:initial-creator>
    <meta:creation-date>2020-12-14T02:07:55.444477456</meta:creation-date>
    <dc:date>2020-12-14T11:01:25.260622525</dc:date>
    <meta:editing-duration>PT1H35M49S</meta:editing-duration>
    <meta:editing-cycles>25</meta:editing-cycles>
    <meta:generator>LibreOffice/7.0.3.1$Linux_X86_64 LibreOffice_project/00$Build-1</meta:generator>
    <meta:keyword>simpli</meta:keyword>
    <meta:keyword>imp</meta:keyword>
    <meta:keyword>interpreter</meta:keyword>
    <meta:keyword>formal methods</meta:keyword>
    <meta:keyword>computer science</meta:keyword>
    <meta:keyword>uniba</meta:keyword>
    <meta:keyword>haskell</meta:keyword>
    <dc:title>SIMPLI - The Simple IMP Language Interpreter </dc:title>
    <dc:creator>Andrea Esposito</dc:creator>
    <meta:document-statistic meta:object-count="55"/>
  </office:meta>
</office:document-meta>
</file>